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1.98966666666667cm" style:use-optimal-column-width="true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3.72533333333333cm" style:use-optimal-column-width="true"/>
    </style:style>
    <style:style style:name="co5" style:family="table-column">
      <style:table-column-properties fo:break-before="auto" style:column-width="3.89466666666667cm" style:use-optimal-column-width="true"/>
    </style:style>
    <style:style style:name="co6" style:family="table-column">
      <style:table-column-properties fo:break-before="auto" style:column-width="2.24366666666667cm" style:use-optimal-column-width="true"/>
    </style:style>
    <style:style style:name="co7" style:family="table-column">
      <style:table-column-properties fo:break-before="auto" style:column-width="6.5405cm" style:use-optimal-column-width="true"/>
    </style:style>
    <style:style style:name="co8" style:family="table-column">
      <style:table-column-properties fo:break-before="auto" style:column-width="7.28133333333333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eograf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246" table:default-cell-style-name="ce3"/>
        <table:table-column table:style-name="co9" table:number-columns-repeated="16128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dtipolugar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nombreregion</text:p>
          </table:table-cell>
          <table:table-cell office:value-type="string" table:style-name="ce2">
            <text:p>tipolugar</text:p>
          </table:table-cell>
          <table:table-cell office:value-type="string" table:style-name="ce2">
            <text:p>subtipolugar</text:p>
          </table:table-cell>
          <table:table-cell office:value-type="string" table:style-name="ce2">
            <text:p>climas</text:p>
          </table:table-cell>
          <table:table-cell office:value-type="string" table:style-name="ce2">
            <text:p>nombrelugar</text:p>
          </table:table-cell>
          <table:table-cell office:value-type="string" table:style-name="ce2">
            <text:p>imagenlugar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Sambas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Baratie.png</text:p>
          </table:table-cell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asugasira</text:p>
          </table:table-cell>
          <table:table-cell office:value-type="string" table:style-name="ce4">
            <text:p>Nasugasira.png</text:p>
          </table:table-cell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ister Anko</text:p>
          </table:table-cell>
          <table:table-cell office:value-type="string" table:style-name="ce4">
            <text:p>Sister Anko.png</text:p>
          </table:table-cell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Organ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Ciudad Orange.png</text:p>
          </table:table-cell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Polestar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Loguetown.png</text:p>
          </table:table-cell>
          <table:table-cell table:number-columns-repeated="1637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eshi</text:p>
          </table:table-cell>
          <table:table-cell office:value-type="string" table:style-name="ce4">
            <text:p>Meshi.png</text:p>
          </table:table-cell>
          <table:table-cell table:number-columns-repeated="1637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Reino Oyko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Oykot</text:p>
          </table:table-cell>
          <table:table-cell office:value-type="string" table:style-name="ce4">
            <text:p>Reino Oykot.png</text:p>
          </table:table-cell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Yotsub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hells Town</text:p>
          </table:table-cell>
          <table:table-cell office:value-type="string" table:style-name="ce4">
            <text:p>Shells Town.png</text:p>
          </table:table-cell>
          <table:table-cell table:number-columns-repeated="16375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equila Wolf</text:p>
          </table:table-cell>
          <table:table-cell office:value-type="string" table:style-name="ce4">
            <text:p>Tequila Wolf.png</text:p>
          </table:table-cell>
          <table:table-cell table:number-columns-repeated="16375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Shimotsuki</text:p>
          </table:table-cell>
          <table:table-cell office:value-type="string" table:style-name="ce4">
            <text:p>Villa Shimotsuki.png</text:p>
          </table:table-cell>
          <table:table-cell table:number-columns-repeated="16375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Gecko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Villa Syrup.png</text:p>
          </table:table-cell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Bosqu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osque Intermedio</text:p>
          </table:table-cell>
          <table:table-cell office:value-type="string" table:style-name="ce4">
            <text:p>Bosque Intermedio.png</text:p>
          </table:table-cell>
          <table:table-cell table:number-columns-repeated="16375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ray Terminal</text:p>
          </table:table-cell>
          <table:table-cell office:value-type="string" table:style-name="ce4">
            <text:p>Gray Terminal.png</text:p>
          </table:table-cell>
          <table:table-cell table:number-columns-repeated="16375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Montañ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onte Colubo</text:p>
          </table:table-cell>
          <table:table-cell office:value-type="string" table:style-name="ce4">
            <text:p>Monte Colubo.png</text:p>
          </table:table-cell>
          <table:table-cell table:number-columns-repeated="16375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rtys Bar</text:p>
          </table:table-cell>
          <table:table-cell office:value-type="string" table:style-name="ce4">
            <text:p>Partys Bar.png</text:p>
          </table:table-cell>
          <table:table-cell table:number-columns-repeated="16375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Goa</text:p>
          </table:table-cell>
          <table:table-cell office:value-type="string" table:style-name="ce4">
            <text:p>Reino De Goa.png</text:p>
          </table:table-cell>
          <table:table-cell table:number-columns-repeated="16375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Foosha</text:p>
          </table:table-cell>
          <table:table-cell office:value-type="string" table:style-name="ce4">
            <text:p>Villa Foosha.png</text:p>
          </table:table-cell>
          <table:table-cell table:number-columns-repeated="16375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Conomi</text:p>
          </table:table-cell>
          <table:table-cell office:value-type="string" table:style-name="ce4">
            <text:p>Base De Operacione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Arlong Park.png</text:p>
          </table:table-cell>
          <table:table-cell table:number-columns-repeated="16375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Conomi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ueblo De Gosa</text:p>
          </table:table-cell>
          <table:table-cell office:value-type="string" table:style-name="ce4">
            <text:p>Pueblo De Gosa.png</text:p>
          </table:table-cell>
          <table:table-cell table:number-columns-repeated="16375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Conomi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Cocoyasi</text:p>
          </table:table-cell>
          <table:table-cell office:value-type="string" table:style-name="ce4">
            <text:p>Villa Cocoyasi.png</text:p>
          </table:table-cell>
          <table:table-cell table:number-columns-repeated="16375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Coz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ozia</text:p>
          </table:table-cell>
          <table:table-cell office:value-type="string" table:style-name="ce4">
            <text:p>Cozia.png</text:p>
          </table:table-cell>
          <table:table-cell table:number-columns-repeated="16375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Animales Raros</text:p>
          </table:table-cell>
          <table:table-cell office:value-type="string" table:style-name="ce4">
            <text:p>Isla Animales Raros.png</text:p>
          </table:table-cell>
          <table:table-cell table:number-columns-repeated="16375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e Dawn</text:p>
          </table:table-cell>
          <table:table-cell office:value-type="string" table:style-name="ce4">
            <text:p>Isla De Dawn.png</text:p>
          </table:table-cell>
          <table:table-cell table:number-columns-repeated="16375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Goa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Goat</text:p>
          </table:table-cell>
          <table:table-cell office:value-type="string" table:style-name="ce4">
            <text:p>Isla Goat.png</text:p>
          </table:table-cell>
          <table:table-cell table:number-columns-repeated="16375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Conomi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s Conomi</text:p>
          </table:table-cell>
          <table:table-cell office:value-type="string" table:style-name="ce4">
            <text:p>Islas Conomi.png</text:p>
          </table:table-cell>
          <table:table-cell table:number-columns-repeated="16375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Gecko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s Gecko</text:p>
          </table:table-cell>
          <table:table-cell office:value-type="string" table:style-name="ce4">
            <text:p>Islas Gecko.png</text:p>
          </table:table-cell>
          <table:table-cell table:number-columns-repeated="16375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s Organ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s Organ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Mirror Ball Is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rror Ball Island</text:p>
          </table:table-cell>
          <table:table-cell office:value-type="string" table:style-name="ce4">
            <text:p>Mirror Ball Island.png</text:p>
          </table:table-cell>
          <table:table-cell table:number-columns-repeated="16375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Sixi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Sixis</text:p>
          </table:table-cell>
          <table:table-cell office:value-type="string" table:style-name="ce4">
            <text:p>Sixis.png</text:p>
          </table:table-cell>
          <table:table-cell table:number-columns-repeated="16375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Yotsub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153ra Division</text:p>
          </table:table-cell>
          <table:table-cell office:value-type="string" table:style-name="ce4">
            <text:p>153ra Division.png</text:p>
          </table:table-cell>
          <table:table-cell table:number-columns-repeated="16375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16ta Division</text:p>
          </table:table-cell>
          <table:table-cell office:value-type="string" table:style-name="ce4">
            <text:p>16ta Division.jpg</text:p>
          </table:table-cell>
          <table:table-cell table:number-columns-repeated="16375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77ma Division</text:p>
          </table:table-cell>
          <table:table-cell office:value-type="string" table:style-name="ce4">
            <text:p>77ma Division.png</text:p>
          </table:table-cell>
          <table:table-cell table:number-columns-repeated="16375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8va Division</text:p>
          </table:table-cell>
          <table:table-cell office:value-type="string" table:style-name="ce4">
            <text:p>8va Division.png</text:p>
          </table:table-cell>
          <table:table-cell table:number-columns-repeated="16375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Logetown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 Gold Roger</text:p>
          </table:table-cell>
          <table:table-cell office:value-type="string" table:style-name="ce4">
            <text:p>Bar Gold Roger.png</text:p>
          </table:table-cell>
          <table:table-cell table:number-columns-repeated="16375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Engranaje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stillo Trump</text:p>
          </table:table-cell>
          <table:table-cell office:value-type="string" table:style-name="ce4">
            <text:p>Castillo Trump.png</text:p>
          </table:table-cell>
          <table:table-cell table:number-columns-repeated="16375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Marina Ocean´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rina Ocean´s</text:p>
          </table:table-cell>
          <table:table-cell office:value-type="string" table:style-name="ce4">
            <text:p>Marina Ocean´s.png</text:p>
          </table:table-cell>
          <table:table-cell table:number-columns-repeated="16375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Torre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orre Del Diablo</text:p>
          </table:table-cell>
          <table:table-cell office:value-type="string" table:style-name="ce4">
            <text:p>Torre Del Diablo.png</text:p>
          </table:table-cell>
          <table:table-cell table:number-columns-repeated="16375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Buque De Guerr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Buque De Guerra</text:p>
          </table:table-cell>
          <table:table-cell office:value-type="string" table:style-name="ce4">
            <text:p>Isla Buque De Guerra.png</text:p>
          </table:table-cell>
          <table:table-cell table:number-columns-repeated="16375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De Or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e Oro</text:p>
          </table:table-cell>
          <table:table-cell office:value-type="string" table:style-name="ce4">
            <text:p>Isla De Oro.png</text:p>
          </table:table-cell>
          <table:table-cell table:number-columns-repeated="16375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Isla Engranaj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Engranaje</text:p>
          </table:table-cell>
          <table:table-cell office:value-type="string" table:style-name="ce4">
            <text:p>Isla Engranaje.png</text:p>
          </table:table-cell>
          <table:table-cell table:number-columns-repeated="16375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ast Blue</text:p>
          </table:table-cell>
          <table:table-cell office:value-type="string" table:style-name="ce4">
            <text:p>Lost Is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st Island</text:p>
          </table:table-cell>
          <table:table-cell office:value-type="string" table:style-name="ce4">
            <text:p>Lost Island.png</text:p>
          </table:table-cell>
          <table:table-cell table:number-columns-repeated="16375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Flevance</text:p>
          </table:table-cell>
          <table:table-cell office:value-type="string" table:style-name="ce4">
            <text:p>Flevance.png</text:p>
          </table:table-cell>
          <table:table-cell table:number-columns-repeated="16375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akesh</text:p>
          </table:table-cell>
          <table:table-cell office:value-type="string" table:style-name="ce4">
            <text:p>Rakesh.png</text:p>
          </table:table-cell>
          <table:table-cell table:number-columns-repeated="16375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Lvneel</text:p>
          </table:table-cell>
          <table:table-cell office:value-type="string" table:style-name="ce4">
            <text:p>Reino De Lvneel.jpg</text:p>
          </table:table-cell>
          <table:table-cell table:number-columns-repeated="16375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pider Miles</text:p>
          </table:table-cell>
          <table:table-cell office:value-type="string" table:style-name="ce4">
            <text:p>Spider Miles.png</text:p>
          </table:table-cell>
          <table:table-cell table:number-columns-repeated="16375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Kuen</text:p>
          </table:table-cell>
          <table:table-cell office:value-type="string" table:style-name="ce4">
            <text:p>Villa Kuen.png</text:p>
          </table:table-cell>
          <table:table-cell table:number-columns-repeated="16375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Isla Minio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inion</text:p>
          </table:table-cell>
          <table:table-cell office:value-type="string" table:style-name="ce4">
            <text:p>Isla Minion.png</text:p>
          </table:table-cell>
          <table:table-cell table:number-columns-repeated="16375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Isla Rubeck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Rubeck</text:p>
          </table:table-cell>
          <table:table-cell office:value-type="string" table:style-name="ce4">
            <text:p>Isla Rubeck.png</text:p>
          </table:table-cell>
          <table:table-cell table:number-columns-repeated="16375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Isla Swallow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wallow</text:p>
          </table:table-cell>
          <table:table-cell office:value-type="string" table:style-name="ce4">
            <text:p>Isla Swallow.png</text:p>
          </table:table-cell>
          <table:table-cell table:number-columns-repeated="16375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own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owns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Micqueot<text:s/>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cqueot<text:s/>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Nor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otic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Isla Del Karat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el Karat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Centaure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entaure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Briss</text:p>
          </table:table-cell>
          <table:table-cell office:value-type="string" table:style-name="ce4">
            <text:p>Reino De Briss.png</text:p>
          </table:table-cell>
          <table:table-cell table:number-columns-repeated="16375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Sorbet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Black Drum</text:p>
          </table:table-cell>
          <table:table-cell office:value-type="string" table:style-name="ce4">
            <text:p>Reino De Black Drum.png</text:p>
          </table:table-cell>
          <table:table-cell table:number-columns-repeated="16375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Torino</text:p>
          </table:table-cell>
          <table:table-cell office:value-type="string" table:style-name="ce4">
            <text:p>Reino De Torino.png</text:p>
          </table:table-cell>
          <table:table-cell table:number-columns-repeated="16375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outh Blue</text:p>
          </table:table-cell>
          <table:table-cell office:value-type="string" table:style-name="ce4">
            <text:p>Baterill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terilla</text:p>
          </table:table-cell>
          <table:table-cell office:value-type="string" table:style-name="ce4">
            <text:p>Baterilla.png</text:p>
          </table:table-cell>
          <table:table-cell table:number-columns-repeated="16375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est Blue</text:p>
          </table:table-cell>
          <table:table-cell office:value-type="string" table:style-name="ce4">
            <text:p>Toro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oro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e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Ilusia</text:p>
          </table:table-cell>
          <table:table-cell office:value-type="string" table:style-name="ce4">
            <text:p>Reino De Ilusia.png</text:p>
          </table:table-cell>
          <table:table-cell table:number-columns-repeated="16375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e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80ma Division</text:p>
          </table:table-cell>
          <table:table-cell office:value-type="string" table:style-name="ce4">
            <text:p>80ma Division.jpg</text:p>
          </table:table-cell>
          <table:table-cell table:number-columns-repeated="16375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e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as Camp</text:p>
          </table:table-cell>
          <table:table-cell office:value-type="string" table:style-name="ce4">
            <text:p>Las Camp.jpg</text:p>
          </table:table-cell>
          <table:table-cell table:number-columns-repeated="16375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est Blu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is De Kano</text:p>
          </table:table-cell>
          <table:table-cell office:value-type="string" table:style-name="ce4">
            <text:p>Pais De Kano.png</text:p>
          </table:table-cell>
          <table:table-cell table:number-columns-repeated="16375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Mary Geoise</text:p>
          </table:table-cell>
          <table:table-cell office:value-type="string" table:style-name="ce4">
            <text:p>Mary Geoise.png</text:p>
          </table:table-cell>
          <table:table-cell table:number-columns-repeated="16375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Castillo De Pangea</text:p>
          </table:table-cell>
          <table:table-cell office:value-type="string" table:style-name="ce4">
            <text:p>Castillo De Pangea.png</text:p>
          </table:table-cell>
          <table:table-cell table:number-columns-repeated="16375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Montañ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Insular</text:p>
          </table:table-cell>
          <table:table-cell office:value-type="string" table:style-name="ce4">
            <text:p>Cabos Gemelos</text:p>
          </table:table-cell>
          <table:table-cell office:value-type="string" table:style-name="ce4">
            <text:p>Cabos Gemelos.png</text:p>
          </table:table-cell>
          <table:table-cell table:number-columns-repeated="16375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Montañ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Red Port</text:p>
          </table:table-cell>
          <table:table-cell office:value-type="string" table:style-name="ce4">
            <text:p>Red Port.png</text:p>
          </table:table-cell>
          <table:table-cell table:number-columns-repeated="16375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Red Line</text:p>
          </table:table-cell>
          <table:table-cell office:value-type="string" table:style-name="ce4">
            <text:p>Montañ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Reverse Mountain.png</text:p>
          </table:table-cell>
          <table:table-cell table:number-columns-repeated="16375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alm Belt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Impel Down.png</text:p>
          </table:table-cell>
          <table:table-cell table:number-columns-repeated="16375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alm Belt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Amazon Lily.png</text:p>
          </table:table-cell>
          <table:table-cell table:number-columns-repeated="16375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alm Belt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Rusukaina</text:p>
          </table:table-cell>
          <table:table-cell office:value-type="string" table:style-name="ce4">
            <text:p>Rusukaina.png</text:p>
          </table:table-cell>
          <table:table-cell table:number-columns-repeated="16375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Alubarna</text:p>
          </table:table-cell>
          <table:table-cell office:value-type="string" table:style-name="ce4">
            <text:p>Alubarna.png</text:p>
          </table:table-cell>
          <table:table-cell table:number-columns-repeated="16375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Katore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Erumalu</text:p>
          </table:table-cell>
          <table:table-cell office:value-type="string" table:style-name="ce4">
            <text:p>Erumalu.png</text:p>
          </table:table-cell>
          <table:table-cell table:number-columns-repeated="16375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Suiren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Reino De Arabasta</text:p>
          </table:table-cell>
          <table:table-cell office:value-type="string" table:style-name="ce4">
            <text:p>Reino De Arabasta.png</text:p>
          </table:table-cell>
          <table:table-cell table:number-columns-repeated="16375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Desierto De Sandora</text:p>
          </table:table-cell>
          <table:table-cell office:value-type="string" table:style-name="ce4">
            <text:p>Desierto De Sandora.png</text:p>
          </table:table-cell>
          <table:table-cell table:number-columns-repeated="16375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Rain Dinners</text:p>
          </table:table-cell>
          <table:table-cell office:value-type="string" table:style-name="ce4">
            <text:p>Rain Dinners.png</text:p>
          </table:table-cell>
          <table:table-cell table:number-columns-repeated="16375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Rainbase</text:p>
          </table:table-cell>
          <table:table-cell office:value-type="string" table:style-name="ce4">
            <text:p>Rainbase.png</text:p>
          </table:table-cell>
          <table:table-cell table:number-columns-repeated="16375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Ri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Rio Sandora</text:p>
          </table:table-cell>
          <table:table-cell office:value-type="string" table:style-name="ce4">
            <text:p>Rio Sandora.png</text:p>
          </table:table-cell>
          <table:table-cell table:number-columns-repeated="16375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Spice Bean</text:p>
          </table:table-cell>
          <table:table-cell office:value-type="string" table:style-name="ce4">
            <text:p>Spice Bean.png</text:p>
          </table:table-cell>
          <table:table-cell table:number-columns-repeated="16375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Spiders Cafe</text:p>
          </table:table-cell>
          <table:table-cell office:value-type="string" table:style-name="ce4">
            <text:p>Spiders Cafe.png</text:p>
          </table:table-cell>
          <table:table-cell table:number-columns-repeated="16375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Tamarisk</text:p>
          </table:table-cell>
          <table:table-cell office:value-type="string" table:style-name="ce4">
            <text:p>Tamarisk.png</text:p>
          </table:table-cell>
          <table:table-cell table:number-columns-repeated="16375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Tumb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Tumba De Los Reyes</text:p>
          </table:table-cell>
          <table:table-cell office:value-type="string" table:style-name="ce4">
            <text:p>Tumba De Los Reyes.png</text:p>
          </table:table-cell>
          <table:table-cell table:number-columns-repeated="16375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Nanohana</text:p>
          </table:table-cell>
          <table:table-cell office:value-type="string" table:style-name="ce4">
            <text:p>Nanohana.png</text:p>
          </table:table-cell>
          <table:table-cell table:number-columns-repeated="16375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Yuba</text:p>
          </table:table-cell>
          <table:table-cell office:value-type="string" table:style-name="ce4">
            <text:p>Yuba.jpg</text:p>
          </table:table-cell>
          <table:table-cell table:number-columns-repeated="16375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Badland</text:p>
          </table:table-cell>
          <table:table-cell office:value-type="string" table:style-name="ce4">
            <text:p>Badland.png</text:p>
          </table:table-cell>
          <table:table-cell table:number-columns-repeated="16375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Ido</text:p>
          </table:table-cell>
          <table:table-cell office:value-type="string" table:style-name="ce4">
            <text:p>Ido.png</text:p>
          </table:table-cell>
          <table:table-cell table:number-columns-repeated="16375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andy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Verano</text:p>
          </table:table-cell>
          <table:table-cell office:value-type="string" table:style-name="ce4">
            <text:p>Melias</text:p>
          </table:table-cell>
          <table:table-cell office:value-type="string" table:style-name="ce4">
            <text:p>Melias.png</text:p>
          </table:table-cell>
          <table:table-cell table:number-columns-repeated="16375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Archipielago Sabaody.png</text:p>
          </table:table-cell>
          <table:table-cell table:number-columns-repeated="16375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Tiend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ntonio´s Graman</text:p>
          </table:table-cell>
          <table:table-cell office:value-type="string" table:style-name="ce4">
            <text:p>Antonio´s Graman.png</text:p>
          </table:table-cell>
          <table:table-cell table:number-columns-repeated="16375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Tiend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sa De Subastas</text:p>
          </table:table-cell>
          <table:table-cell office:value-type="string" table:style-name="ce4">
            <text:p>Casa De Subastas.png</text:p>
          </table:table-cell>
          <table:table-cell table:number-columns-repeated="16375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Sala De Concierto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upula Sabao</text:p>
          </table:table-cell>
          <table:table-cell office:value-type="string" table:style-name="ce4">
            <text:p>Cupula Sabao.png</text:p>
          </table:table-cell>
          <table:table-cell table:number-columns-repeated="16375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Tiend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 y B</text:p>
          </table:table-cell>
          <table:table-cell office:value-type="string" table:style-name="ce4">
            <text:p>D y B.png</text:p>
          </table:table-cell>
          <table:table-cell table:number-columns-repeated="16375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Parque De Atraccione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abaody Park</text:p>
          </table:table-cell>
          <table:table-cell office:value-type="string" table:style-name="ce4">
            <text:p>Sabaody Park.png</text:p>
          </table:table-cell>
          <table:table-cell table:number-columns-repeated="16375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hakky´s Rip-off Bar</text:p>
          </table:table-cell>
          <table:table-cell office:value-type="string" table:style-name="ce4">
            <text:p>Shakky´s Rip-off Bar.png</text:p>
          </table:table-cell>
          <table:table-cell table:number-columns-repeated="16375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t. Poplar</text:p>
          </table:table-cell>
          <table:table-cell office:value-type="string" table:style-name="ce4">
            <text:p>St. Poplar.png</text:p>
          </table:table-cell>
          <table:table-cell table:number-columns-repeated="16375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Pucc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ucc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.png</text:p>
          </table:table-cell>
          <table:table-cell table:number-columns-repeated="16375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Estacion De Tren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lue Station</text:p>
          </table:table-cell>
          <table:table-cell office:value-type="string" table:style-name="ce4">
            <text:p>Blue Station.png</text:p>
          </table:table-cell>
          <table:table-cell table:number-columns-repeated="16375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Diqu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ique 1</text:p>
          </table:table-cell>
          <table:table-cell office:value-type="string" table:style-name="ce4">
            <text:p>Dique 1.png</text:p>
          </table:table-cell>
          <table:table-cell table:number-columns-repeated="16375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Base De Operacione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Franky House</text:p>
          </table:table-cell>
          <table:table-cell office:value-type="string" table:style-name="ce4">
            <text:p>Franky House.png</text:p>
          </table:table-cell>
          <table:table-cell table:number-columns-repeated="16375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Base De Operacione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ede Central De La Galley-La Company</text:p>
          </table:table-cell>
          <table:table-cell office:value-type="string" table:style-name="ce4">
            <text:p>Sede Central De La Galley-La Company.png</text:p>
          </table:table-cell>
          <table:table-cell table:number-columns-repeated="16375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Estacion De Tren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hift Station</text:p>
          </table:table-cell>
          <table:table-cell office:value-type="string" table:style-name="ce4">
            <text:p>Shift Station.png</text:p>
          </table:table-cell>
          <table:table-cell table:number-columns-repeated="16375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Vir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r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High West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naiss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ocky Port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an Fald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Weatheria.png</text:p>
          </table:table-cell>
          <table:table-cell table:number-columns-repeated="16375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Weatheria</text:p>
          </table:table-cell>
          <table:table-cell office:value-type="string" table:style-name="ce4">
            <text:p>Weatheria.png</text:p>
          </table:table-cell>
          <table:table-cell table:number-columns-repeated="16375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ubes Isla</text:p>
          </table:table-cell>
          <table:table-cell office:value-type="string" table:style-name="ce4">
            <text:p>Nubes Isla.jpg</text:p>
          </table:table-cell>
          <table:table-cell table:number-columns-repeated="16375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ubes Marinas</text:p>
          </table:table-cell>
          <table:table-cell office:value-type="string" table:style-name="ce4">
            <text:p>Nubes Marinas.png</text:p>
          </table:table-cell>
          <table:table-cell table:number-columns-repeated="16375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Skypiea.png</text:p>
          </table:table-cell>
          <table:table-cell table:number-columns-repeated="16375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Upper Yard</text:p>
          </table:table-cell>
          <table:table-cell office:value-type="string" table:style-name="ce4">
            <text:p>Upper Yard.png</text:p>
          </table:table-cell>
          <table:table-cell table:number-columns-repeated="16375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loud End</text:p>
          </table:table-cell>
          <table:table-cell office:value-type="string" table:style-name="ce4">
            <text:p>Cloud End.png</text:p>
          </table:table-cell>
          <table:table-cell table:number-columns-repeated="16375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iant Jack</text:p>
          </table:table-cell>
          <table:table-cell office:value-type="string" table:style-name="ce4">
            <text:p>Giant Jack.png</text:p>
          </table:table-cell>
          <table:table-cell table:number-columns-repeated="16375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umpkin Cafe</text:p>
          </table:table-cell>
          <table:table-cell office:value-type="string" table:style-name="ce4">
            <text:p>Pumpkin Cafe.jpg</text:p>
          </table:table-cell>
          <table:table-cell table:number-columns-repeated="16375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Parque De Atracciones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ierra De Goma</text:p>
          </table:table-cell>
          <table:table-cell office:value-type="string" table:style-name="ce4">
            <text:p>Tierra De Goma.png</text:p>
          </table:table-cell>
          <table:table-cell table:number-columns-repeated="16375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irk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handora</text:p>
          </table:table-cell>
          <table:table-cell office:value-type="string" table:style-name="ce4">
            <text:p>Shandora.png</text:p>
          </table:table-cell>
          <table:table-cell table:number-columns-repeated="16375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Nanimona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Nanimona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Nakrow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akrow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Marineford.png</text:p>
          </table:table-cell>
          <table:table-cell table:number-columns-repeated="16375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Enies Lobby.png</text:p>
          </table:table-cell>
          <table:table-cell table:number-columns-repeated="16375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1</text:p>
          </table:table-cell>
          <table:table-cell office:value-type="string" table:style-name="ce4">
            <text:p>G-1.png</text:p>
          </table:table-cell>
          <table:table-cell table:number-columns-repeated="16375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2</text:p>
          </table:table-cell>
          <table:table-cell office:value-type="string" table:style-name="ce4">
            <text:p>G-2.jpg</text:p>
          </table:table-cell>
          <table:table-cell table:number-columns-repeated="16375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3</text:p>
          </table:table-cell>
          <table:table-cell office:value-type="string" table:style-name="ce4">
            <text:p>G-3.png</text:p>
          </table:table-cell>
          <table:table-cell table:number-columns-repeated="16375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8</text:p>
          </table:table-cell>
          <table:table-cell office:value-type="string" table:style-name="ce4">
            <text:p>G-8.png</text:p>
          </table:table-cell>
          <table:table-cell table:number-columns-repeated="16375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ctus Saloon</text:p>
          </table:table-cell>
          <table:table-cell office:value-type="string" table:style-name="ce4">
            <text:p>Cactus Saloon.png</text:p>
          </table:table-cell>
          <table:table-cell table:number-columns-repeated="16375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Bourgeois</text:p>
          </table:table-cell>
          <table:table-cell office:value-type="string" table:style-name="ce4">
            <text:p>Reino De Bourgeois.png</text:p>
          </table:table-cell>
          <table:table-cell table:number-columns-repeated="16375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Standing</text:p>
          </table:table-cell>
          <table:table-cell office:value-type="string" table:style-name="ce4">
            <text:p>Reino De Standing.png</text:p>
          </table:table-cell>
          <table:table-cell table:number-columns-repeated="16375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Karakur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Isla Karakuri</text:p>
          </table:table-cell>
          <table:table-cell office:value-type="string" table:style-name="ce4">
            <text:p>Isla Karakuri.png</text:p>
          </table:table-cell>
          <table:table-cell table:number-columns-repeated="16375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Gyasta</text:p>
          </table:table-cell>
          <table:table-cell office:value-type="string" table:style-name="ce4">
            <text:p>Gyasta.png</text:p>
          </table:table-cell>
          <table:table-cell table:number-columns-repeated="16375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Castillo Drum</text:p>
          </table:table-cell>
          <table:table-cell office:value-type="string" table:style-name="ce4">
            <text:p>Castillo Drum.png</text:p>
          </table:table-cell>
          <table:table-cell table:number-columns-repeated="16375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Bighorn</text:p>
          </table:table-cell>
          <table:table-cell office:value-type="string" table:style-name="ce4">
            <text:p>Bighorn.png</text:p>
          </table:table-cell>
          <table:table-cell table:number-columns-repeated="16375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 De Drum.png</text:p>
          </table:table-cell>
          <table:table-cell table:number-columns-repeated="16375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Reino De Sakura</text:p>
          </table:table-cell>
          <table:table-cell office:value-type="string" table:style-name="ce4">
            <text:p>Reino De Sakura.png</text:p>
          </table:table-cell>
          <table:table-cell table:number-columns-repeated="16375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Cocoa Weed</text:p>
          </table:table-cell>
          <table:table-cell office:value-type="string" table:style-name="ce4">
            <text:p>Cocoa Weed.png</text:p>
          </table:table-cell>
          <table:table-cell table:number-columns-repeated="16375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Montañ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Drum Rockies</text:p>
          </table:table-cell>
          <table:table-cell office:value-type="string" table:style-name="ce4">
            <text:p>Isla De Drum.png</text:p>
          </table:table-cell>
          <table:table-cell table:number-columns-repeated="16375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Drum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Robelle</text:p>
          </table:table-cell>
          <table:table-cell office:value-type="string" table:style-name="ce4">
            <text:p>Robelle.png</text:p>
          </table:table-cell>
          <table:table-cell table:number-columns-repeated="16375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Jaya.png</text:p>
          </table:table-cell>
          <table:table-cell table:number-columns-repeated="16375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Mock Town</text:p>
          </table:table-cell>
          <table:table-cell office:value-type="string" table:style-name="ce4">
            <text:p>Mock Town.png</text:p>
          </table:table-cell>
          <table:table-cell table:number-columns-repeated="16375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Wild Cherry</text:p>
          </table:table-cell>
          <table:table-cell office:value-type="string" table:style-name="ce4">
            <text:p>Wild Cherry.png</text:p>
          </table:table-cell>
          <table:table-cell table:number-columns-repeated="16375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Little Garden.png</text:p>
          </table:table-cell>
          <table:table-cell table:number-columns-repeated="16375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Baltig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ltigo</text:p>
          </table:table-cell>
          <table:table-cell office:value-type="string" table:style-name="ce4">
            <text:p>Baltigo.png</text:p>
          </table:table-cell>
          <table:table-cell table:number-columns-repeated="16375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sta Lake</text:p>
          </table:table-cell>
          <table:table-cell office:value-type="string" table:style-name="ce4">
            <text:p>Pasta Lake.png</text:p>
          </table:table-cell>
          <table:table-cell table:number-columns-repeated="16375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Lulusia</text:p>
          </table:table-cell>
          <table:table-cell office:value-type="string" table:style-name="ce4">
            <text:p>Reino De Lulusia.png</text:p>
          </table:table-cell>
          <table:table-cell table:number-columns-repeated="16375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Los Cactus</text:p>
          </table:table-cell>
          <table:table-cell office:value-type="string" table:style-name="ce4">
            <text:p>Tumb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ementerio Sapoten</text:p>
          </table:table-cell>
          <table:table-cell office:value-type="string" table:style-name="ce4">
            <text:p>Cementerio Sapoten.png</text:p>
          </table:table-cell>
          <table:table-cell table:number-columns-repeated="16375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Los Cactus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Whisky Peak.png</text:p>
          </table:table-cell>
          <table:table-cell table:number-columns-repeated="16375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Archipielago Boin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rchipielago Boin</text:p>
          </table:table-cell>
          <table:table-cell office:value-type="string" table:style-name="ce4">
            <text:p>Archipielago Boin.png</text:p>
          </table:table-cell>
          <table:table-cell table:number-columns-repeated="16375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Long Ring Long Land.png</text:p>
          </table:table-cell>
          <table:table-cell table:number-columns-repeated="16375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erveille</text:p>
          </table:table-cell>
          <table:table-cell office:value-type="string" table:style-name="ce4">
            <text:p>Merveille.png</text:p>
          </table:table-cell>
          <table:table-cell table:number-columns-repeated="16375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Navio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Navio</text:p>
          </table:table-cell>
          <table:table-cell office:value-type="string" table:style-name="ce4">
            <text:p>Isla Navio.png</text:p>
          </table:table-cell>
          <table:table-cell table:number-columns-repeated="16375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.png</text:p>
          </table:table-cell>
          <table:table-cell table:number-columns-repeated="16375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.png</text:p>
          </table:table-cell>
          <table:table-cell table:number-columns-repeated="16375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Kenza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enzan</text:p>
          </table:table-cell>
          <table:table-cell office:value-type="string" table:style-name="ce4">
            <text:p>Isla Kenzan.png</text:p>
          </table:table-cell>
          <table:table-cell table:number-columns-repeated="16375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Momoir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omoiro</text:p>
          </table:table-cell>
          <table:table-cell office:value-type="string" table:style-name="ce4">
            <text:p>Isla Momoiro.png</text:p>
          </table:table-cell>
          <table:table-cell table:number-columns-repeated="16375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Guanha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uanhao</text:p>
          </table:table-cell>
          <table:table-cell office:value-type="string" table:style-name="ce4">
            <text:p>Guanhao.png</text:p>
          </table:table-cell>
          <table:table-cell table:number-columns-repeated="16375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Fortalez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toll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Hyokaido</text:p>
          </table:table-cell>
          <table:table-cell office:value-type="string" table:style-name="ce4">
            <text:p>Hyokaido.png</text:p>
          </table:table-cell>
          <table:table-cell table:number-columns-repeated="16375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Operaciones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Lovely Land</text:p>
          </table:table-cell>
          <table:table-cell office:value-type="string" table:style-name="ce4">
            <text:p>Lovely Land.png</text:p>
          </table:table-cell>
          <table:table-cell table:number-columns-repeated="16375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Ruluka</text:p>
          </table:table-cell>
          <table:table-cell office:value-type="string" table:style-name="ce4">
            <text:p>Torre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orre Arcoiris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Villa Tsui</text:p>
          </table:table-cell>
          <table:table-cell office:value-type="string" table:style-name="ce4">
            <text:p>Villa Tsui.png</text:p>
          </table:table-cell>
          <table:table-cell table:number-columns-repeated="16375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Torre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rap Tower</text:p>
          </table:table-cell>
          <table:table-cell office:value-type="string" table:style-name="ce4">
            <text:p>Trap Tower.png</text:p>
          </table:table-cell>
          <table:table-cell table:number-columns-repeated="16375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Kilaue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Kilaue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Galzburg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alzburg<text:s/>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Ruluk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Ruluka</text:p>
          </table:table-cell>
          <table:table-cell office:value-type="string" table:style-name="ce4">
            <text:p>Isla Ruluka.png</text:p>
          </table:table-cell>
          <table:table-cell table:number-columns-repeated="16375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ulti</text:p>
          </table:table-cell>
          <table:table-cell office:value-type="string" table:style-name="ce4">
            <text:p>Isla Multi.png</text:p>
          </table:table-cell>
          <table:table-cell table:number-columns-repeated="16375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olbi</text:p>
          </table:table-cell>
          <table:table-cell office:value-type="string" table:style-name="ce4">
            <text:p>Isla Solbi.png</text:p>
          </table:table-cell>
          <table:table-cell table:number-columns-repeated="16375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Oligo</text:p>
          </table:table-cell>
          <table:table-cell office:value-type="string" table:style-name="ce4">
            <text:p>Isla Oligo.png</text:p>
          </table:table-cell>
          <table:table-cell table:number-columns-repeated="16375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Cream Mis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isiri</text:p>
          </table:table-cell>
          <table:table-cell office:value-type="string" table:style-name="ce4">
            <text:p>Isla Kisiri.png</text:p>
          </table:table-cell>
          <table:table-cell table:number-columns-repeated="16375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Hannabal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Hannabal</text:p>
          </table:table-cell>
          <table:table-cell office:value-type="string" table:style-name="ce4">
            <text:p>Hannabal.png</text:p>
          </table:table-cell>
          <table:table-cell table:number-columns-repeated="16375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Asuk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Asuka</text:p>
          </table:table-cell>
          <table:table-cell office:value-type="string" table:style-name="ce4">
            <text:p>Isla Asuka.png</text:p>
          </table:table-cell>
          <table:table-cell table:number-columns-repeated="16375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Cabr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abra</text:p>
          </table:table-cell>
          <table:table-cell office:value-type="string" table:style-name="ce4">
            <text:p>Isla Cabra.png</text:p>
          </table:table-cell>
          <table:table-cell table:number-columns-repeated="16375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orona</text:p>
          </table:table-cell>
          <table:table-cell office:value-type="string" table:style-name="ce4">
            <text:p>Isla Corona.png</text:p>
          </table:table-cell>
          <table:table-cell table:number-columns-repeated="16375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De Los Festivale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e Los Festivales</text:p>
          </table:table-cell>
          <table:table-cell office:value-type="string" table:style-name="ce4">
            <text:p>Isla De Los Festivales.png</text:p>
          </table:table-cell>
          <table:table-cell table:number-columns-repeated="16375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Enka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Enkai</text:p>
          </table:table-cell>
          <table:table-cell office:value-type="string" table:style-name="ce4">
            <text:p>Isla Enkai.png</text:p>
          </table:table-cell>
          <table:table-cell table:number-columns-repeated="16375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Firework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ireworks</text:p>
          </table:table-cell>
          <table:table-cell office:value-type="string" table:style-name="ce4">
            <text:p>Isla Fireworks.png</text:p>
          </table:table-cell>
          <table:table-cell table:number-columns-repeated="16375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Mecha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echa</text:p>
          </table:table-cell>
          <table:table-cell office:value-type="string" table:style-name="ce4">
            <text:p>Isla Mecha.png</text:p>
          </table:table-cell>
          <table:table-cell table:number-columns-repeated="16375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Molusc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olusco</text:p>
          </table:table-cell>
          <table:table-cell office:value-type="string" table:style-name="ce4">
            <text:p>Isla Molusco.png</text:p>
          </table:table-cell>
          <table:table-cell table:number-columns-repeated="16375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Omatsur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Omatsuri</text:p>
          </table:table-cell>
          <table:table-cell office:value-type="string" table:style-name="ce4">
            <text:p>Isla Omatsuri.png</text:p>
          </table:table-cell>
          <table:table-cell table:number-columns-repeated="16375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Papanappl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apanapple</text:p>
          </table:table-cell>
          <table:table-cell office:value-type="string" table:style-name="ce4">
            <text:p>Isla Papanapple.png</text:p>
          </table:table-cell>
          <table:table-cell table:number-columns-repeated="16375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Pescador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escador</text:p>
          </table:table-cell>
          <table:table-cell office:value-type="string" table:style-name="ce4">
            <text:p>Isla Pescador.png</text:p>
          </table:table-cell>
          <table:table-cell table:number-columns-repeated="16375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Isla Silver Arrow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ilver Arrow</text:p>
          </table:table-cell>
          <table:table-cell office:value-type="string" table:style-name="ce4">
            <text:p>Isla Silver Arrow.png</text:p>
          </table:table-cell>
          <table:table-cell table:number-columns-repeated="16375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Little East Blu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ittle East Blue</text:p>
          </table:table-cell>
          <table:table-cell office:value-type="string" table:style-name="ce4">
            <text:p>Little East Blue.png</text:p>
          </table:table-cell>
          <table:table-cell table:number-columns-repeated="16375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Navaron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avarone</text:p>
          </table:table-cell>
          <table:table-cell office:value-type="string" table:style-name="ce4">
            <text:p>Navarone.png</text:p>
          </table:table-cell>
          <table:table-cell table:number-columns-repeated="16375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Patr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tria</text:p>
          </table:table-cell>
          <table:table-cell office:value-type="string" table:style-name="ce4">
            <text:p>Patria.png</text:p>
          </table:table-cell>
          <table:table-cell table:number-columns-repeated="16375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Spa Is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pa Island</text:p>
          </table:table-cell>
          <table:table-cell office:value-type="string" table:style-name="ce4">
            <text:p>Spa Island.png</text:p>
          </table:table-cell>
          <table:table-cell table:number-columns-repeated="16375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Paradise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fe y Bistro</text:p>
          </table:table-cell>
          <table:table-cell office:value-type="string" table:style-name="ce4">
            <text:p>Cafe y Bistro.png</text:p>
          </table:table-cell>
          <table:table-cell table:number-columns-repeated="16375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.png</text:p>
          </table:table-cell>
          <table:table-cell table:number-columns-repeated="16375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pital De Las Flores</text:p>
          </table:table-cell>
          <table:table-cell office:value-type="string" table:style-name="ce4">
            <text:p>Capital De Las Flores.png</text:p>
          </table:table-cell>
          <table:table-cell table:number-columns-repeated="16375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Onigashima</text:p>
          </table:table-cell>
          <table:table-cell office:value-type="string" table:style-name="ce4">
            <text:p>Onigashima.png</text:p>
          </table:table-cell>
          <table:table-cell table:number-columns-repeated="16375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Onigashima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upula Del Craneo</text:p>
          </table:table-cell>
          <table:table-cell office:value-type="string" table:style-name="ce4">
            <text:p>Cupula Del Craneo.png</text:p>
          </table:table-cell>
          <table:table-cell table:number-columns-repeated="16375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Hakumai</text:p>
          </table:table-cell>
          <table:table-cell office:value-type="string" table:style-name="ce4">
            <text:p>Hakumai.png</text:p>
          </table:table-cell>
          <table:table-cell table:number-columns-repeated="16375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Kuri</text:p>
          </table:table-cell>
          <table:table-cell office:value-type="string" table:style-name="ce4">
            <text:p>Kuri.png</text:p>
          </table:table-cell>
          <table:table-cell table:number-columns-repeated="16375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Ringo</text:p>
          </table:table-cell>
          <table:table-cell office:value-type="string" table:style-name="ce4">
            <text:p>Ringo.png</text:p>
          </table:table-cell>
          <table:table-cell table:number-columns-repeated="16375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Udon</text:p>
          </table:table-cell>
          <table:table-cell office:value-type="string" table:style-name="ce4">
            <text:p>Udon.png</text:p>
          </table:table-cell>
          <table:table-cell table:number-columns-repeated="16375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Fondo Marin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mperio Goldfish</text:p>
          </table:table-cell>
          <table:table-cell office:value-type="string" table:style-name="ce4">
            <text:p>Imperio Goldfish.png</text:p>
          </table:table-cell>
          <table:table-cell table:number-columns-repeated="16375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Pueb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ueblo Diadema Pez Gato</text:p>
          </table:table-cell>
          <table:table-cell office:value-type="string" table:style-name="ce4">
            <text:p>Pueblo Diadema Pez Gato.png</text:p>
          </table:table-cell>
          <table:table-cell table:number-columns-repeated="16375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Fondo Marin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ubmundo Del Mar</text:p>
          </table:table-cell>
          <table:table-cell office:value-type="string" table:style-name="ce4">
            <text:p>Submundo Del Mar.png</text:p>
          </table:table-cell>
          <table:table-cell table:number-columns-repeated="16375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Ryugu</text:p>
          </table:table-cell>
          <table:table-cell office:value-type="string" table:style-name="ce4">
            <text:p>Reino De Ryugu.png</text:p>
          </table:table-cell>
          <table:table-cell table:number-columns-repeated="16375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sla Gyojin.png</text:p>
          </table:table-cell>
          <table:table-cell table:number-columns-repeated="16375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alacio Ryugu</text:p>
          </table:table-cell>
          <table:table-cell office:value-type="string" table:style-name="ce4">
            <text:p>Palacio Ryugu.jpg</text:p>
          </table:table-cell>
          <table:table-cell table:number-columns-repeated="16375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osque Marino</text:p>
          </table:table-cell>
          <table:table-cell office:value-type="string" table:style-name="ce4">
            <text:p>Bosque Marino.jpg</text:p>
          </table:table-cell>
          <table:table-cell table:number-columns-repeated="16375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la De La Sirena</text:p>
          </table:table-cell>
          <table:table-cell office:value-type="string" table:style-name="ce4">
            <text:p>Cala De La Sirena.png</text:p>
          </table:table-cell>
          <table:table-cell table:number-columns-repeated="16375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olina De Coral</text:p>
          </table:table-cell>
          <table:table-cell office:value-type="string" table:style-name="ce4">
            <text:p>Colina De Coral.jpg</text:p>
          </table:table-cell>
          <table:table-cell table:number-columns-repeated="16375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istrito Gyojin</text:p>
          </table:table-cell>
          <table:table-cell office:value-type="string" table:style-name="ce4">
            <text:p>Distrito Gyojin.png</text:p>
          </table:table-cell>
          <table:table-cell table:number-columns-repeated="16375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ojo Karate Gyojin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Instalacion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Fabrica De Dulces</text:p>
          </table:table-cell>
          <table:table-cell office:value-type="string" table:style-name="ce4">
            <text:p>Fabrica De Dulces.png</text:p>
          </table:table-cell>
          <table:table-cell table:number-columns-repeated="16375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yoverly Hills</text:p>
          </table:table-cell>
          <table:table-cell office:value-type="string" table:style-name="ce4">
            <text:p>Gyoverly Hills.png</text:p>
          </table:table-cell>
          <table:table-cell table:number-columns-repeated="16375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ermaid Café</text:p>
          </table:table-cell>
          <table:table-cell office:value-type="string" table:style-name="ce4">
            <text:p>Mermaid Cafe.jpg</text:p>
          </table:table-cell>
          <table:table-cell table:number-columns-repeated="16375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Tiend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ienda De Caramelos De John</text:p>
          </table:table-cell>
          <table:table-cell office:value-type="string" table:style-name="ce4">
            <text:p>Tienda De Caramelos De John.png</text:p>
          </table:table-cell>
          <table:table-cell table:number-columns-repeated="16375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Gyojin</text:p>
          </table:table-cell>
          <table:table-cell office:value-type="string" table:style-name="ce4">
            <text:p>Establecimient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akoyaki 8</text:p>
          </table:table-cell>
          <table:table-cell office:value-type="string" table:style-name="ce4">
            <text:p>Takoyaki 8.png</text:p>
          </table:table-cell>
          <table:table-cell table:number-columns-repeated="16375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s Del Ciel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llon Terminal</text:p>
          </table:table-cell>
          <table:table-cell office:value-type="string" table:style-name="ce4">
            <text:p>Ballon Terminal.png</text:p>
          </table:table-cell>
          <table:table-cell table:number-columns-repeated="16375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Raiji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Isla Raijin</text:p>
          </table:table-cell>
          <table:table-cell office:value-type="string" table:style-name="ce4">
            <text:p>Isla Raijin.png</text:p>
          </table:table-cell>
          <table:table-cell table:number-columns-repeated="16375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Doerena</text:p>
          </table:table-cell>
          <table:table-cell office:value-type="string" table:style-name="ce4">
            <text:p>Reino De Doerena.png</text:p>
          </table:table-cell>
          <table:table-cell table:number-columns-repeated="16375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Majiatsuk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Mogar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Lodestar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Lodestar</text:p>
          </table:table-cell>
          <table:table-cell office:value-type="string" table:style-name="ce4">
            <text:p>Isla Lodestar.png</text:p>
          </table:table-cell>
          <table:table-cell table:number-columns-repeated="16375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Mystor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ystori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Risky Re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Risky Red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Laugh Tal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augh Tale</text:p>
          </table:table-cell>
          <table:table-cell office:value-type="string" table:style-name="ce4">
            <text:p>Laugh Tale.png</text:p>
          </table:table-cell>
          <table:table-cell table:number-columns-repeated="16375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Archipielag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Totto Land.png</text:p>
          </table:table-cell>
          <table:table-cell table:number-columns-repeated="16375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Cas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sa De Los Corderos</text:p>
          </table:table-cell>
          <table:table-cell office:value-type="string" table:style-name="ce4">
            <text:p>Casa De Los Corderos.png</text:p>
          </table:table-cell>
          <table:table-cell table:number-columns-repeated="16375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Whole Cake</text:p>
          </table:table-cell>
          <table:table-cell office:value-type="string" table:style-name="ce4">
            <text:p>Isla Whole Cake.png</text:p>
          </table:table-cell>
          <table:table-cell table:number-columns-repeated="16375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Whole Cake</text:p>
          </table:table-cell>
          <table:table-cell office:value-type="string" table:style-name="ce4">
            <text:p>Castill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Whole Cake Chateau</text:p>
          </table:table-cell>
          <table:table-cell office:value-type="string" table:style-name="ce4">
            <text:p>Whole Cake Chateau.png</text:p>
          </table:table-cell>
          <table:table-cell table:number-columns-repeated="16375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acao</text:p>
          </table:table-cell>
          <table:table-cell office:value-type="string" table:style-name="ce4">
            <text:p>Isla Cacao.png</text:p>
          </table:table-cell>
          <table:table-cell table:number-columns-repeated="16375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heese</text:p>
          </table:table-cell>
          <table:table-cell office:value-type="string" table:style-name="ce4">
            <text:p>Isla Cheese.png</text:p>
          </table:table-cell>
          <table:table-cell table:number-columns-repeated="16375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utlery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unwari</text:p>
          </table:table-cell>
          <table:table-cell office:value-type="string" table:style-name="ce4">
            <text:p>Isla Funwari.png</text:p>
          </table:table-cell>
          <table:table-cell table:number-columns-repeated="16375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Ice</text:p>
          </table:table-cell>
          <table:table-cell office:value-type="string" table:style-name="ce4">
            <text:p>Isla Ice.png</text:p>
          </table:table-cell>
          <table:table-cell table:number-columns-repeated="16375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Jam</text:p>
          </table:table-cell>
          <table:table-cell office:value-type="string" table:style-name="ce4">
            <text:p>Isla Jam.png</text:p>
          </table:table-cell>
          <table:table-cell table:number-columns-repeated="16375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omugi</text:p>
          </table:table-cell>
          <table:table-cell office:value-type="string" table:style-name="ce4">
            <text:p>Isla Komugi.png</text:p>
          </table:table-cell>
          <table:table-cell table:number-columns-repeated="16375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Liqueur</text:p>
          </table:table-cell>
          <table:table-cell office:value-type="string" table:style-name="ce4">
            <text:p>Isla Liqueur.png</text:p>
          </table:table-cell>
          <table:table-cell table:number-columns-repeated="16375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Nuts</text:p>
          </table:table-cell>
          <table:table-cell office:value-type="string" table:style-name="ce4">
            <text:p>Isla Nuts.png</text:p>
          </table:table-cell>
          <table:table-cell table:number-columns-repeated="16375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oripori</text:p>
          </table:table-cell>
          <table:table-cell office:value-type="string" table:style-name="ce4">
            <text:p>Isla Poripori.png</text:p>
          </table:table-cell>
          <table:table-cell table:number-columns-repeated="16375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otato</text:p>
          </table:table-cell>
          <table:table-cell office:value-type="string" table:style-name="ce4">
            <text:p>Isla Potato.png</text:p>
          </table:table-cell>
          <table:table-cell table:number-columns-repeated="16375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100%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Biscuits</text:p>
          </table:table-cell>
          <table:table-cell office:value-type="string" table:style-name="ce4">
            <text:p>Isla Biscuits.png</text:p>
          </table:table-cell>
          <table:table-cell table:number-columns-repeated="16375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Black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Candy</text:p>
          </table:table-cell>
          <table:table-cell office:value-type="string" table:style-name="ce4">
            <text:p>Isla Candy.png</text:p>
          </table:table-cell>
          <table:table-cell table:number-columns-repeated="16375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lavour</text:p>
          </table:table-cell>
          <table:table-cell office:value-type="string" table:style-name="ce4">
            <text:p>Isla Flavour.png</text:p>
          </table:table-cell>
          <table:table-cell table:number-columns-repeated="16375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ruits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utoru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Jelly<text:s/>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ib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im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ink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Loving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argarin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ileng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Nok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ackag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iepi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Rokomitsu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anshoku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Taneg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Topping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Uniqu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Totto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Yakigash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Yukiryu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Isla Yukiryu</text:p>
          </table:table-cell>
          <table:table-cell office:value-type="string" table:style-name="ce4">
            <text:p>Isla Yukiryu.png</text:p>
          </table:table-cell>
          <table:table-cell table:number-columns-repeated="16375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New Marinefor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ew Marineford</text:p>
          </table:table-cell>
          <table:table-cell office:value-type="string" table:style-name="ce4">
            <text:p>New Marineford.png</text:p>
          </table:table-cell>
          <table:table-cell table:number-columns-repeated="16375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5</text:p>
          </table:table-cell>
          <table:table-cell office:value-type="string" table:style-name="ce4">
            <text:p>G-5.png</text:p>
          </table:table-cell>
          <table:table-cell table:number-columns-repeated="16375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Zou.png</text:p>
          </table:table-cell>
          <table:table-cell table:number-columns-repeated="16375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Bosque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osque De La Ballena</text:p>
          </table:table-cell>
          <table:table-cell office:value-type="string" table:style-name="ce4">
            <text:p>Bosque De La Ballena.png</text:p>
          </table:table-cell>
          <table:table-cell table:number-columns-repeated="16375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ucado De Mokomo</text:p>
          </table:table-cell>
          <table:table-cell office:value-type="string" table:style-name="ce4">
            <text:p>Ducado De Mokomo.png</text:p>
          </table:table-cell>
          <table:table-cell table:number-columns-repeated="16375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apa De Hielo De Las Joyas</text:p>
          </table:table-cell>
          <table:table-cell office:value-type="string" table:style-name="ce4">
            <text:p>Capa De Hielo De Las Joyas.png</text:p>
          </table:table-cell>
          <table:table-cell table:number-columns-repeated="16375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uartel General De La Marina</text:p>
          </table:table-cell>
          <table:table-cell office:value-type="string" table:style-name="ce4">
            <text:p>Cuartel General De La Marina.png</text:p>
          </table:table-cell>
          <table:table-cell table:number-columns-repeated="16375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Mar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dd War</text:p>
          </table:table-cell>
          <table:table-cell office:value-type="string" table:style-name="ce4">
            <text:p>Edd War.png</text:p>
          </table:table-cell>
          <table:table-cell table:number-columns-repeated="16375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Prodence</text:p>
          </table:table-cell>
          <table:table-cell office:value-type="string" table:style-name="ce4">
            <text:p>Reino De Prodence.png</text:p>
          </table:table-cell>
          <table:table-cell table:number-columns-repeated="16375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Punk Hazard.png</text:p>
          </table:table-cell>
          <table:table-cell table:number-columns-repeated="16375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Laboratori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Clima Especial</text:p>
          </table:table-cell>
          <table:table-cell office:value-type="string" table:style-name="ce4">
            <text:p>Tercer Instituto De Investigacion</text:p>
          </table:table-cell>
          <table:table-cell office:value-type="string" table:style-name="ce4">
            <text:p>Tercer Instituto De Investigacion.png</text:p>
          </table:table-cell>
          <table:table-cell table:number-columns-repeated="16375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Acacia</text:p>
          </table:table-cell>
          <table:table-cell office:value-type="string" table:style-name="ce4">
            <text:p>Acacia.png</text:p>
          </table:table-cell>
          <table:table-cell table:number-columns-repeated="16375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Bals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Carta</text:p>
          </table:table-cell>
          <table:table-cell office:value-type="string" table:style-name="ce4">
            <text:p>Carta.png</text:p>
          </table:table-cell>
          <table:table-cell table:number-columns-repeated="16375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Green Bit</text:p>
          </table:table-cell>
          <table:table-cell office:value-type="string" table:style-name="ce4">
            <text:p>Green Bit.png</text:p>
          </table:table-cell>
          <table:table-cell table:number-columns-repeated="16375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.png</text:p>
          </table:table-cell>
          <table:table-cell table:number-columns-repeated="16375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Reino Tontatta</text:p>
          </table:table-cell>
          <table:table-cell office:value-type="string" table:style-name="ce4">
            <text:p>Reino Tontatta.png</text:p>
          </table:table-cell>
          <table:table-cell table:number-columns-repeated="16375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Campo De Flores</text:p>
          </table:table-cell>
          <table:table-cell office:value-type="string" table:style-name="ce4">
            <text:p>Campo De Flores.png</text:p>
          </table:table-cell>
          <table:table-cell table:number-columns-repeated="16375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Edificio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Coliseo Corrida</text:p>
          </table:table-cell>
          <table:table-cell office:value-type="string" table:style-name="ce4">
            <text:p>Coliseo Corrida.png</text:p>
          </table:table-cell>
          <table:table-cell table:number-columns-repeated="16375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Instalacion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Fabrica De SMILE</text:p>
          </table:table-cell>
          <table:table-cell office:value-type="string" table:style-name="ce4">
            <text:p>Fabrica De SMILE.png</text:p>
          </table:table-cell>
          <table:table-cell table:number-columns-repeated="16375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Primula</text:p>
          </table:table-cell>
          <table:table-cell office:value-type="string" table:style-name="ce4">
            <text:p>Primula.png</text:p>
          </table:table-cell>
          <table:table-cell table:number-columns-repeated="16375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Primavera</text:p>
          </table:table-cell>
          <table:table-cell office:value-type="string" table:style-name="ce4">
            <text:p>Sevio</text:p>
          </table:table-cell>
          <table:table-cell office:value-type="string" table:style-name="ce4">
            <text:p>Sevio.png</text:p>
          </table:table-cell>
          <table:table-cell table:number-columns-repeated="16375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Elbaf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lbaf</text:p>
          </table:table-cell>
          <table:table-cell office:value-type="string" table:style-name="ce4">
            <text:p>Elbaf.png</text:p>
          </table:table-cell>
          <table:table-cell table:number-columns-repeated="16375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Foodvalte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Foodvalten</text:p>
          </table:table-cell>
          <table:table-cell office:value-type="string" table:style-name="ce4">
            <text:p>Foodvalten.png</text:p>
          </table:table-cell>
          <table:table-cell table:number-columns-repeated="16375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Hachinosu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Hachinosu</text:p>
          </table:table-cell>
          <table:table-cell office:value-type="string" table:style-name="ce4">
            <text:p>Hachinosu.png</text:p>
          </table:table-cell>
          <table:table-cell table:number-columns-repeated="16375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Applenin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Isla Applenine</text:p>
          </table:table-cell>
          <table:table-cell office:value-type="string" table:style-name="ce4">
            <text:p>Isla Applenine.png</text:p>
          </table:table-cell>
          <table:table-cell table:number-columns-repeated="16375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Broc Col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Broc Coli</text:p>
          </table:table-cell>
          <table:table-cell office:value-type="string" table:style-name="ce4">
            <text:p>Isla Broc Coli.png</text:p>
          </table:table-cell>
          <table:table-cell table:number-columns-repeated="16375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Karai Bar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arai Bari</text:p>
          </table:table-cell>
          <table:table-cell office:value-type="string" table:style-name="ce4">
            <text:p>Isla Karai Bari.png</text:p>
          </table:table-cell>
          <table:table-cell table:number-columns-repeated="16375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Port Chibaralt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ort Chibaralt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Eleg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legia</text:p>
          </table:table-cell>
          <table:table-cell office:value-type="string" table:style-name="ce4">
            <text:p>Elegia.png</text:p>
          </table:table-cell>
          <table:table-cell table:number-columns-repeated="16375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Inviern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Egghead.png</text:p>
          </table:table-cell>
          <table:table-cell table:number-columns-repeated="16375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-14</text:p>
          </table:table-cell>
          <table:table-cell office:value-type="string" table:style-name="ce4">
            <text:p>G-14.png</text:p>
          </table:table-cell>
          <table:table-cell table:number-columns-repeated="16375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Ciudad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Yo</text:p>
          </table:table-cell>
          <table:table-cell office:value-type="string" table:style-name="ce4">
            <text:p>Yo.png</text:p>
          </table:table-cell>
          <table:table-cell table:number-columns-repeated="16375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Base De La Marin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ron</text:p>
          </table:table-cell>
          <table:table-cell office:value-type="string" table:style-name="ce4">
            <text:p>Isla Fron.png</text:p>
          </table:table-cell>
          <table:table-cell table:number-columns-repeated="16375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Promise 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romise Land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Nebuland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Nebulandia</text:p>
          </table:table-cell>
          <table:table-cell office:value-type="string" table:style-name="ce4">
            <text:p>Nebulandia.png</text:p>
          </table:table-cell>
          <table:table-cell table:number-columns-repeated="16375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Strumi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trumi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Alchemi</text:p>
          </table:table-cell>
          <table:table-cell office:value-type="string" table:style-name="ce4">
            <text:p>Isla Errante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lchemi</text:p>
          </table:table-cell>
          <table:table-cell office:value-type="string" table:style-name="ce4">
            <text:p>Alchemi.png</text:p>
          </table:table-cell>
          <table:table-cell table:number-columns-repeated="16375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Man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ano</text:p>
          </table:table-cell>
          <table:table-cell office:value-type="string" table:style-name="ce4">
            <text:p>Isla Mano.png</text:p>
          </table:table-cell>
          <table:table-cell table:number-columns-repeated="16375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Prisio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rision</text:p>
          </table:table-cell>
          <table:table-cell office:value-type="string" table:style-name="ce4">
            <text:p>Isla Prision.png</text:p>
          </table:table-cell>
          <table:table-cell table:number-columns-repeated="16375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Marriage Greenlan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arriage Greenland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Firs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Firs</text:p>
          </table:table-cell>
          <table:table-cell office:value-type="string" table:style-name="ce4">
            <text:p>Isla Firs.png</text:p>
          </table:table-cell>
          <table:table-cell table:number-columns-repeated="16375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Secon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econ</text:p>
          </table:table-cell>
          <table:table-cell office:value-type="string" table:style-name="ce4">
            <text:p>Isla Secon.png</text:p>
          </table:table-cell>
          <table:table-cell table:number-columns-repeated="16375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Piriod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iriodo</text:p>
          </table:table-cell>
          <table:table-cell office:value-type="string" table:style-name="ce4">
            <text:p>Isla Piriodo.png</text:p>
          </table:table-cell>
          <table:table-cell table:number-columns-repeated="16375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Resort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sort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Silver Min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Silver Mine</text:p>
          </table:table-cell>
          <table:table-cell office:value-type="string" table:style-name="ce4">
            <text:p>Silver Mine.png</text:p>
          </table:table-cell>
          <table:table-cell table:number-columns-repeated="16375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Delt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elta</text:p>
          </table:table-cell>
          <table:table-cell office:value-type="string" table:style-name="ce4">
            <text:p>Isla Delta.png</text:p>
          </table:table-cell>
          <table:table-cell table:number-columns-repeated="16375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Digital Art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igital Art</text:p>
          </table:table-cell>
          <table:table-cell office:value-type="string" table:style-name="ce4">
            <text:p>Isla Digital Art.png</text:p>
          </table:table-cell>
          <table:table-cell table:number-columns-repeated="16375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Dock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Dock</text:p>
          </table:table-cell>
          <table:table-cell office:value-type="string" table:style-name="ce4">
            <text:p>Isla Dock.png</text:p>
          </table:table-cell>
          <table:table-cell table:number-columns-repeated="16375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Kinoko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Kinoko</text:p>
          </table:table-cell>
          <table:table-cell office:value-type="string" table:style-name="ce4">
            <text:p>Isla Kinoko.png</text:p>
          </table:table-cell>
          <table:table-cell table:number-columns-repeated="16375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Madatascar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adatascar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Maz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Maz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Paradis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Paradis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Samb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Samba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Tomoshib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Tomoshib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Isla Tongari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Tongari</text:p>
          </table:table-cell>
          <table:table-cell office:value-type="string" table:style-name="ce4">
            <text:p>Isla Tongari.png</text:p>
          </table:table-cell>
          <table:table-cell table:number-columns-repeated="16375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Nuevo Mundo</text:p>
          </table:table-cell>
          <table:table-cell office:value-type="string" table:style-name="ce4">
            <text:p>Waford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Waford</text:p>
          </table:table-cell>
          <table:table-cell office:value-type="string" table:style-name="ce4">
            <text:p>Waford.png</text:p>
          </table:table-cell>
          <table:table-cell table:number-columns-repeated="16375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Ballywood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Roshwan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Shishan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Tajin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Reino De Yukari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ll Blue</text:p>
          </table:table-cell>
          <table:table-cell office:value-type="string" table:style-name="ce4">
            <text:p>All Blue.jpg</text:p>
          </table:table-cell>
          <table:table-cell table:number-columns-repeated="16375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olo Nort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olo Nort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iudad De Las Esmeraldas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Tierra De Hielo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Gran Reino</text:p>
          </table:table-cell>
          <table:table-cell office:value-type="string" table:style-name="ce4">
            <text:p>Gran Reino.png</text:p>
          </table:table-cell>
          <table:table-cell table:number-columns-repeated="16375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Eight Nine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Isla Eight Nine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Isla</text:p>
          </table:table-cell>
          <table:table-cell office:value-type="string" table:style-name="ce4">
            <text:p>No Canon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High Mountain</text:p>
          </table:table-cell>
          <table:table-cell office:value-type="string" table:style-name="ce4">
            <text:p>Mapa.png</text:p>
          </table:table-cell>
          <table:table-cell table:number-columns-repeated="16375"/>
        </table:table-row>
        <table:table-row table:number-rows-repeated="10482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phpMyAdmin 5.0.2</meta:initial-creator>
    <dc:creator>David CM</dc:creator>
    <meta:creation-date>2020-12-26T11:59:28Z</meta:creation-date>
    <dc:date>2023-01-23T15:50:50Z</dc:date>
  </office:meta>
</office:document-meta>
</file>